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948cm" table:align="left"/>
    </style:style>
    <style:style style:name="Table1.A" style:family="table-column">
      <style:table-column-properties style:column-width="2.506cm"/>
    </style:style>
    <style:style style:name="Table1.B" style:family="table-column">
      <style:table-column-properties style:column-width="5.44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5.701cm" table:align="left"/>
    </style:style>
    <style:style style:name="Table2.A" style:family="table-column">
      <style:table-column-properties style:column-width="2.33cm"/>
    </style:style>
    <style:style style:name="Table2.B" style:family="table-column">
      <style:table-column-properties style:column-width="3.371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>
      <style:text-properties officeooo:rsid="0015a58a"/>
    </style:style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 style:list-style-name="L22"/>
    <style:style style:name="P25" style:family="paragraph" style:parent-style-name="Text_20_body" style:list-style-name="L23"/>
    <style:style style:name="P26" style:family="paragraph" style:parent-style-name="Text_20_body" style:list-style-name="L24"/>
    <style:style style:name="P27" style:family="paragraph" style:parent-style-name="Text_20_body" style:list-style-name="L25"/>
    <style:style style:name="P28" style:family="paragraph" style:parent-style-name="Text_20_body" style:list-style-name="L26"/>
    <style:style style:name="P29" style:family="paragraph" style:parent-style-name="Text_20_body" style:list-style-name="L27"/>
    <style:style style:name="P30" style:family="paragraph" style:parent-style-name="Text_20_body" style:list-style-name="L28"/>
    <style:style style:name="P31" style:family="paragraph" style:parent-style-name="Text_20_body" style:list-style-name="L29"/>
    <style:style style:name="P32" style:family="paragraph" style:parent-style-name="Text_20_body" style:list-style-name="L30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Excellent.<text:line-break/>Now we formalize the <text:span text:style-name="Strong_20_Emphasis">System-Wide Versioning Strategy — Unified Evolution Control Architecture</text:span>.</text:p>
      <text:p text:style-name="Text_20_body">This ensures:</text:p>
      <text:list text:style-name="L17">
        <text:list-item>
          <text:p text:style-name="P19">No silent mutation</text:p>
        </text:list-item>
        <text:list-item>
          <text:p text:style-name="P19">Historical reproducibility</text:p>
        </text:list-item>
        <text:list-item>
          <text:p text:style-name="P19">Safe feature rollout</text:p>
        </text:list-item>
        <text:list-item>
          <text:p text:style-name="P19">Cross-year interpretability</text:p>
        </text:list-item>
        <text:list-item>
          <text:p text:style-name="P19">Deterministic analytics</text:p>
        </text:list-item>
        <text:list-item>
          <text:p text:style-name="P19">Multi-layer compatibility</text:p>
        </text:list-item>
      </text:list>
      <text:p text:style-name="Text_20_body">This strategy ties together:</text:p>
      <text:list text:style-name="L18">
        <text:list-item>
          <text:p text:style-name="P20">Templates</text:p>
        </text:list-item>
        <text:list-item>
          <text:p text:style-name="P20">Questions</text:p>
        </text:list-item>
        <text:list-item>
          <text:p text:style-name="P20">Risk model</text:p>
        </text:list-item>
        <text:list-item>
          <text:p text:style-name="P20">Calibration</text:p>
        </text:list-item>
        <text:list-item>
          <text:p text:style-name="P20">Feature flags</text:p>
        </text:list-item>
      </text:list>
      <text:p text:style-name="Text_20_body">Everything must be version-aware.</text:p>
      <text:p text:style-name="Horizontal_20_Line"/>
      <text:h text:style-name="Heading_20_1" text:outline-level="1">🧠 CORE PRINCIPLE</text:h>
      <text:p text:style-name="Text_20_body">Every execution artifact must be:</text:p>
      <text:list text:style-name="L19">
        <text:list-item>
          <text:p text:style-name="P21">Immutable after use</text:p>
        </text:list-item>
        <text:list-item>
          <text:p text:style-name="P21">Snapshot-based</text:p>
        </text:list-item>
        <text:list-item>
          <text:p text:style-name="P21">Version-labeled</text:p>
        </text:list-item>
        <text:list-item>
          <text:p text:style-name="P21">Backward-compatible</text:p>
        </text:list-item>
        <text:list-item>
          <text:p text:style-name="P21">Traceable</text:p>
        </text:list-item>
      </text:list>
      <text:p text:style-name="Text_20_body">Historical truth must never change.</text:p>
      <text:p text:style-name="Horizontal_20_Line"/>
      <text:h text:style-name="Heading_20_1" text:outline-level="1">🧩 VERSIONING LAYERS</text:h>
      <text:p text:style-name="Text_20_body">Your system has 5 independent version dimensions:</text:p>
      <text:list text:style-name="L20">
        <text:list-item>
          <text:p text:style-name="P22">Template Version</text:p>
        </text:list-item>
        <text:list-item>
          <text:p text:style-name="P22">Question Version</text:p>
        </text:list-item>
        <text:list-item>
          <text:p text:style-name="P22"><text:soft-page-break/>Risk Model Version</text:p>
        </text:list-item>
        <text:list-item>
          <text:p text:style-name="P22">Calibration Version</text:p>
        </text:list-item>
        <text:list-item>
          <text:p text:style-name="P22">Feature Version Flags</text:p>
        </text:list-item>
      </text:list>
      <text:p text:style-name="Text_20_body">Each must be isolated.</text:p>
      <text:p text:style-name="Horizontal_20_Line"/>
      <text:h text:style-name="Heading_20_1" text:outline-level="1">1️⃣ TEMPLATE VERSIONING</text:h>
      <text:h text:style-name="Heading_20_2" text:outline-level="2">Purpose</text:h>
      <text:p text:style-name="Text_20_body">Prevent structural mutation of assessments.</text:p>
      <text:p text:style-name="Horizontal_20_Line"/>
      <text:h text:style-name="Heading_20_2" text:outline-level="2">Storage Model</text:h>
      <text:p text:style-name="P1"><text:span text:style-name="Source_20_Text">institutes/{id}/tests/{templateId}</text:span></text:p>
      <text:p text:style-name="Text_20_body">Fields:</text:p>
      <text:p text:style-name="Preformatted_20_Text"><text:span text:style-name="Source_20_Text">{</text:span></text:p>
      <text:p text:style-name="Preformatted_20_Text"><text:span text:style-name="Source_20_Text"><text:s text:c="2"/>templateId: "temp_001",</text:span></text:p>
      <text:p text:style-name="Preformatted_20_Text"><text:span text:style-name="Source_20_Text"><text:s text:c="2"/>version: 1,</text:span></text:p>
      <text:p text:style-name="Preformatted_20_Text"><text:span text:style-name="Source_20_Text"><text:s text:c="2"/>parentTemplateId: null,</text:span></text:p>
      <text:p text:style-name="Preformatted_20_Text"><text:span text:style-name="Source_20_Text"><text:s text:c="2"/>status: "draft" | "ready" | "assigned" | "archived",</text:span></text:p>
      <text:p text:style-name="Preformatted_20_Text"><text:span text:style-name="Source_20_Text"><text:s text:c="2"/>schemaVersion: 2,</text:span></text:p>
      <text:p text:style-name="Preformatted_20_Text"><text:span text:style-name="Source_20_Text"><text:s text:c="2"/>createdAt,</text:span></text:p>
      <text:p text:style-name="Preformatted_20_Text"><text:span text:style-name="Source_20_Text"><text:s text:c="2"/>immutableAfterAssignment: true</text:span></text:p>
      <text:p text:style-name="P1"><text:span text:style-name="Source_20_Text">}</text:span></text:p>
      <text:p text:style-name="Horizontal_20_Line"/>
      <text:h text:style-name="Heading_20_2" text:outline-level="2">Versioning Rule</text:h>
      <text:p text:style-name="Text_20_body">When template is assigned first time:</text:p>
      <text:list text:style-name="L21">
        <text:list-item>
          <text:p text:style-name="P23">Lock structure</text:p>
        </text:list-item>
        <text:list-item>
          <text:p text:style-name="P23">Disallow structural edits</text:p>
        </text:list-item>
        <text:list-item>
          <text:p text:style-name="P23">Allow only duplication</text:p>
        </text:list-item>
      </text:list>
      <text:p text:style-name="Horizontal_20_Line"/>
      <text:h text:style-name="Heading_20_2" text:outline-level="2">Update Flow</text:h>
      <text:p text:style-name="Text_20_body">If teacher edits structure:</text:p>
      <text:list text:style-name="L22">
        <text:list-item>
          <text:p text:style-name="P24">Clone template</text:p>
        </text:list-item>
        <text:list-item>
          <text:p text:style-name="P24">Increment version</text:p>
        </text:list-item>
        <text:list-item>
          <text:p text:style-name="P24"><text:soft-page-break/>Set parentTemplateId</text:p>
        </text:list-item>
        <text:list-item>
          <text:p text:style-name="P24">Old version remains immutable</text:p>
        </text:list-item>
      </text:list>
      <text:p text:style-name="Text_20_body">Example:</text:p>
      <text:p text:style-name="Preformatted_20_Text"><text:span text:style-name="Source_20_Text">temp_001_v1</text:span></text:p>
      <text:p text:style-name="P1"><text:span text:style-name="Source_20_Text">temp_001_v2</text:span></text:p>
      <text:p text:style-name="Horizontal_20_Line"/>
      <text:h text:style-name="Heading_20_2" text:outline-level="2">Session Snapshot Rule</text:h>
      <text:p text:style-name="Text_20_body">When run created:</text:p>
      <text:p text:style-name="Text_20_body">Store:</text:p>
      <text:p text:style-name="Preformatted_20_Text"><text:span text:style-name="Source_20_Text">{</text:span></text:p>
      <text:p text:style-name="Preformatted_20_Text"><text:span text:style-name="Source_20_Text"><text:s text:c="2"/>templateId,</text:span></text:p>
      <text:p text:style-name="Preformatted_20_Text"><text:span text:style-name="Source_20_Text"><text:s text:c="2"/>templateVersion,</text:span></text:p>
      <text:p text:style-name="Preformatted_20_Text"><text:span text:style-name="Source_20_Text"><text:s text:c="2"/>phaseConfigSnapshot,</text:span></text:p>
      <text:p text:style-name="Preformatted_20_Text"><text:span text:style-name="Source_20_Text"><text:s text:c="2"/>timingProfileSnapshot</text:span></text:p>
      <text:p text:style-name="P1"><text:span text:style-name="Source_20_Text">}</text:span></text:p>
      <text:p text:style-name="Text_20_body">Never read template dynamically during session.</text:p>
      <text:p text:style-name="Horizontal_20_Line"/>
      <text:h text:style-name="Heading_20_1" text:outline-level="1">2️⃣ QUESTION VERSIONING</text:h>
      <text:h text:style-name="Heading_20_2" text:outline-level="2">Purpose</text:h>
      <text:p text:style-name="Text_20_body">Preserve scoring integrity and historical accuracy.</text:p>
      <text:p text:style-name="Horizontal_20_Line"/>
      <text:h text:style-name="Heading_20_2" text:outline-level="2">Storage Model</text:h>
      <text:p text:style-name="P1"><text:span text:style-name="Source_20_Text">institutes/{id}/questions/{questionId}</text:span></text:p>
      <text:p text:style-name="Text_20_body">Fields:</text:p>
      <text:p text:style-name="Preformatted_20_Text"><text:span text:style-name="Source_20_Text">{</text:span></text:p>
      <text:p text:style-name="Preformatted_20_Text"><text:span text:style-name="Source_20_Text"><text:s text:c="2"/>uniqueKey: "Q_101",</text:span></text:p>
      <text:p text:style-name="Preformatted_20_Text"><text:span text:style-name="Source_20_Text"><text:s text:c="2"/>version: 3,</text:span></text:p>
      <text:p text:style-name="Preformatted_20_Text"><text:span text:style-name="Source_20_Text"><text:s text:c="2"/>parentQuestionId: "Q_101_v2",</text:span></text:p>
      <text:p text:style-name="Preformatted_20_Text"><text:span text:style-name="Source_20_Text"><text:s text:c="2"/>status: "active" | "deprecated" | "archived",</text:span></text:p>
      <text:p text:style-name="Preformatted_20_Text"><text:span text:style-name="Source_20_Text"><text:s text:c="2"/>schemaVersion: 2,</text:span></text:p>
      <text:p text:style-name="Preformatted_20_Text"><text:span text:style-name="Source_20_Text"><text:s text:c="2"/>immutableStructure: true</text:span></text:p>
      <text:p text:style-name="P1"><text:span text:style-name="Source_20_Text">}</text:span></text:p>
      <text:p text:style-name="Horizontal_20_Line"/>
      <text:h text:style-name="Heading_20_2" text:outline-level="2">Structural vs Flexible Fields</text:h>
      <text:p text:style-name="Text_20_body">Immutable after assignment:</text:p>
      <text:list text:style-name="L23">
        <text:list-item>
          <text:p text:style-name="P25"><text:soft-page-break/>Difficulty</text:p>
        </text:list-item>
        <text:list-item>
          <text:p text:style-name="P25">Marks</text:p>
        </text:list-item>
        <text:list-item>
          <text:p text:style-name="P25">NegativeMarks</text:p>
        </text:list-item>
        <text:list-item>
          <text:p text:style-name="P25">CorrectAnswer</text:p>
        </text:list-item>
        <text:list-item>
          <text:p text:style-name="P25">QuestionImage</text:p>
        </text:list-item>
      </text:list>
      <text:p text:style-name="Text_20_body">Editable with warning:</text:p>
      <text:list text:style-name="L24">
        <text:list-item>
          <text:p text:style-name="P26">SolutionImage</text:p>
        </text:list-item>
        <text:list-item>
          <text:p text:style-name="P26">TutorialLink</text:p>
        </text:list-item>
        <text:list-item>
          <text:p text:style-name="P26">Tags</text:p>
        </text:list-item>
      </text:list>
      <text:p text:style-name="Horizontal_20_Line"/>
      <text:h text:style-name="Heading_20_2" text:outline-level="2">Update Rule</text:h>
      <text:p text:style-name="Text_20_body">Structural change → new version<text:line-break/>Flexible change → same version allowed</text:p>
      <text:p text:style-name="Horizontal_20_Line"/>
      <text:h text:style-name="Heading_20_2" text:outline-level="2">Session Snapshot Rule</text:h>
      <text:p text:style-name="Text_20_body">Session stores:</text:p>
      <text:p text:style-name="Preformatted_20_Text"><text:span text:style-name="Source_20_Text">{</text:span></text:p>
      <text:p text:style-name="Preformatted_20_Text"><text:span text:style-name="Source_20_Text"><text:s text:c="2"/>questionId,</text:span></text:p>
      <text:p text:style-name="Preformatted_20_Text"><text:span text:style-name="Source_20_Text"><text:s text:c="2"/>questionVersion</text:span></text:p>
      <text:p text:style-name="P1"><text:span text:style-name="Source_20_Text">}</text:span></text:p>
      <text:p text:style-name="Text_20_body">Never dynamically fetch question after submission.</text:p>
      <text:p text:style-name="Horizontal_20_Line"/>
      <text:h text:style-name="Heading_20_1" text:outline-level="1">3️⃣ RISK MODEL VERSIONING</text:h>
      <text:p text:style-name="Text_20_body">Risk model version controls:</text:p>
      <text:list text:style-name="L25">
        <text:list-item>
          <text:p text:style-name="P27">Risk formula</text:p>
        </text:list-item>
        <text:list-item>
          <text:p text:style-name="P27">Cluster thresholds</text:p>
        </text:list-item>
        <text:list-item>
          <text:p text:style-name="P27">Discipline index calculation</text:p>
        </text:list-item>
      </text:list>
      <text:p text:style-name="Text_20_body">Stored at:</text:p>
      <text:p text:style-name="P1"><text:span text:style-name="Source_20_Text">vendor/riskModels/{riskModelVersion}</text:span></text:p>
      <text:p text:style-name="Text_20_body">Fields:</text:p>
      <text:p text:style-name="Preformatted_20_Text"><text:span text:style-name="Source_20_Text">{</text:span></text:p>
      <text:p text:style-name="Preformatted_20_Text"><text:span text:style-name="Source_20_Text"><text:s text:c="2"/>versionId: "risk_v3",</text:span></text:p>
      <text:p text:style-name="Preformatted_20_Text"><text:soft-page-break/><text:span text:style-name="Source_20_Text"><text:s text:c="2"/>schemaVersion: 1,</text:span></text:p>
      <text:p text:style-name="Preformatted_20_Text"><text:span text:style-name="Source_20_Text"><text:s text:c="2"/>formulaDefinition,</text:span></text:p>
      <text:p text:style-name="Preformatted_20_Text"><text:span text:style-name="Source_20_Text"><text:s text:c="2"/>clusterThresholds,</text:span></text:p>
      <text:p text:style-name="Preformatted_20_Text"><text:span text:style-name="Source_20_Text"><text:s text:c="2"/>createdAt,</text:span></text:p>
      <text:p text:style-name="Preformatted_20_Text"><text:span text:style-name="Source_20_Text"><text:s text:c="2"/>immutable: true</text:span></text:p>
      <text:p text:style-name="P1"><text:span text:style-name="Source_20_Text">}</text:span></text:p>
      <text:p text:style-name="Horizontal_20_Line"/>
      <text:h text:style-name="Heading_20_2" text:outline-level="2">Execution Rule</text:h>
      <text:p text:style-name="Text_20_body">On submission:</text:p>
      <text:p text:style-name="Preformatted_20_Text"><text:span text:style-name="Source_20_Text">{</text:span></text:p>
      <text:p text:style-name="Preformatted_20_Text"><text:span text:style-name="Source_20_Text"><text:s text:c="2"/>riskModelVersion: "risk_v3"</text:span></text:p>
      <text:p text:style-name="P1"><text:span text:style-name="Source_20_Text">}</text:span></text:p>
      <text:p text:style-name="Text_20_body">Stored inside session.</text:p>
      <text:p text:style-name="Text_20_body">Never overwritten.</text:p>
      <text:p text:style-name="Horizontal_20_Line"/>
      <text:h text:style-name="Heading_20_1" text:outline-level="1">4️⃣ CALIBRATION VERSIONING</text:h>
      <text:p text:style-name="Text_20_body">Already defined separately.</text:p>
      <text:p text:style-name="Text_20_body">Global:</text:p>
      <text:p text:style-name="P1"><text:span text:style-name="Source_20_Text">vendor/calibration/models/{versionId}</text:span></text:p>
      <text:p text:style-name="Text_20_body">Live pointer:</text:p>
      <text:p text:style-name="P1"><text:span text:style-name="Source_20_Text">vendor/calibration/live</text:span></text:p>
      <text:p text:style-name="Text_20_body">Session snapshot includes:</text:p>
      <text:p text:style-name="Preformatted_20_Text"><text:span text:style-name="Source_20_Text">{</text:span></text:p>
      <text:p text:style-name="Preformatted_20_Text"><text:span text:style-name="Source_20_Text"><text:s text:c="2"/>calibrationVersion</text:span></text:p>
      <text:p text:style-name="P1"><text:span text:style-name="Source_20_Text">}</text:span></text:p>
      <text:p text:style-name="Text_20_body">Historical sessions always tied to original calibration.</text:p>
      <text:p text:style-name="Horizontal_20_Line"/>
      <text:h text:style-name="Heading_20_1" text:outline-level="1">5️⃣ FEATURE VERSION FLAGS</text:h>
      <text:p text:style-name="Text_20_body">Used for:</text:p>
      <text:list text:style-name="L26">
        <text:list-item>
          <text:p text:style-name="P28">UI rollouts</text:p>
        </text:list-item>
        <text:list-item>
          <text:p text:style-name="P28">Experimental analytics</text:p>
        </text:list-item>
        <text:list-item>
          <text:p text:style-name="P28">New phase visualization</text:p>
        </text:list-item>
        <text:list-item>
          <text:p text:style-name="P28">AI summary improvements</text:p>
        </text:list-item>
        <text:list-item>
          <text:p text:style-name="P28"><text:soft-page-break/>Hard mode strictness</text:p>
        </text:list-item>
      </text:list>
      <text:p text:style-name="Horizontal_20_Line"/>
      <text:h text:style-name="Heading_20_2" text:outline-level="2">Storage Model</text:h>
      <text:p text:style-name="Text_20_body">Global:</text:p>
      <text:p text:style-name="P1"><text:span text:style-name="Source_20_Text">vendor/featureFlags</text:span></text:p>
      <text:p text:style-name="Text_20_body">Institute override:</text:p>
      <text:p text:style-name="P1"><text:span text:style-name="Source_20_Text">institutes/{id}/featureFlags</text:span></text:p>
      <text:p text:style-name="Horizontal_20_Line"/>
      <text:h text:style-name="Heading_20_2" text:outline-level="2">Structure</text:h>
      <text:p text:style-name="Preformatted_20_Text"><text:span text:style-name="Source_20_Text">{</text:span></text:p>
      <text:p text:style-name="Preformatted_20_Text"><text:span text:style-name="Source_20_Text"><text:s text:c="2"/>adaptivePhaseV2: {</text:span></text:p>
      <text:p text:style-name="Preformatted_20_Text"><text:span text:style-name="Source_20_Text"><text:s text:c="4"/>version: 2,</text:span></text:p>
      <text:p text:style-name="Preformatted_20_Text"><text:span text:style-name="Source_20_Text"><text:s text:c="4"/>enabled: true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newRiskVisualization: {</text:span></text:p>
      <text:p text:style-name="Preformatted_20_Text"><text:span text:style-name="Source_20_Text"><text:s text:c="4"/>version: 1,</text:span></text:p>
      <text:p text:style-name="Preformatted_20_Text"><text:span text:style-name="Source_20_Text"><text:s text:c="4"/>enabled: false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aiSummaryV2: {</text:span></text:p>
      <text:p text:style-name="Preformatted_20_Text"><text:span text:style-name="Source_20_Text"><text:s text:c="4"/>version: 2,</text:span></text:p>
      <text:p text:style-name="Preformatted_20_Text"><text:span text:style-name="Source_20_Text"><text:s text:c="4"/>enabled: true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Horizontal_20_Line"/>
      <text:h text:style-name="Heading_20_2" text:outline-level="2">Feature Flag Rules</text:h>
      <text:list text:style-name="L27">
        <text:list-item>
          <text:p text:style-name="P29">Flags read at runtime</text:p>
        </text:list-item>
        <text:list-item>
          <text:p text:style-name="P29">Not stored in session</text:p>
        </text:list-item>
        <text:list-item>
          <text:p text:style-name="P29">Affect UI only</text:p>
        </text:list-item>
        <text:list-item>
          <text:p text:style-name="P29">Must not change stored analytics logic</text:p>
        </text:list-item>
      </text:list>
      <text:p text:style-name="Horizontal_20_Line"/>
      <text:h text:style-name="Heading_20_1" text:outline-level="1">🔄 VERSION SNAPSHOT MATRIX</text:h>
      <text:p text:style-name="Text_20_body">Every session must store:</text:p>
      <text:p text:style-name="Preformatted_20_Text"><text:span text:style-name="Source_20_Text">{</text:span></text:p>
      <text:p text:style-name="Preformatted_20_Text"><text:span text:style-name="Source_20_Text"><text:s text:c="2"/>templateVersion,</text:span></text:p>
      <text:p text:style-name="Preformatted_20_Text"><text:span text:style-name="Source_20_Text"><text:s text:c="2"/>questionVersionMap,</text:span></text:p>
      <text:p text:style-name="Preformatted_20_Text"><text:span text:style-name="Source_20_Text"><text:s text:c="2"/>riskModelVersion,</text:span></text:p>
      <text:p text:style-name="Preformatted_20_Text"><text:span text:style-name="Source_20_Text"><text:s text:c="2"/>calibrationVersion,</text:span></text:p>
      <text:p text:style-name="Preformatted_20_Text"><text:span text:style-name="Source_20_Text"><text:s text:c="2"/>schemaVersion</text:span></text:p>
      <text:p text:style-name="P1"><text:span text:style-name="Source_20_Text">}</text:span></text:p>
      <text:p text:style-name="Text_20_body"><text:soft-page-break/>This ensures:</text:p>
      <text:p text:style-name="Text_20_body">Full reproducibility of session.</text:p>
      <text:p text:style-name="Horizontal_20_Line"/>
      <text:h text:style-name="Heading_20_1" text:outline-level="1">🧬 CROSS-VERSION INTERACTION RULE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mponent</text:p>
            </table:table-cell>
            <table:table-cell table:style-name="Table1.A1" office:value-type="string">
              <text:p text:style-name="Table_20_Heading">Can Change Independently?</text:p>
            </table:table-cell>
          </table:table-row>
        </table:table-header-rows>
        <table:table-row>
          <table:table-cell table:style-name="Table1.A1" office:value-type="string">
            <text:p text:style-name="Table_20_Contents">Template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table-cell table:style-name="Table1.A1" office:value-type="string">
            <text:p text:style-name="Table_20_Contents">Question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table-cell table:style-name="Table1.A1" office:value-type="string">
            <text:p text:style-name="Table_20_Contents">Risk Model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table-cell table:style-name="Table1.A1" office:value-type="string">
            <text:p text:style-name="Table_20_Contents">Calibration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table-cell table:style-name="Table1.A1" office:value-type="string">
            <text:p text:style-name="Table_20_Contents">Feature Flags</text:p>
          </table:table-cell>
          <table:table-cell table:style-name="Table1.A1" office:value-type="string">
            <text:p text:style-name="Table_20_Contents">Yes</text:p>
          </table:table-cell>
        </table:table-row>
      </table:table>
      <text:p text:style-name="Text_20_body">No component should require rewriting others.</text:p>
      <text:p text:style-name="Horizontal_20_Line"/>
      <text:h text:style-name="Heading_20_1" text:outline-level="1">🔁 COMPATIBILITY GUARANTEE</text:h>
      <text:p text:style-name="Text_20_body">Risk engine must support:</text:p>
      <text:p text:style-name="Preformatted_20_Text"><text:span text:style-name="Source_20_Text">if riskModelVersion == "risk_v2":</text:span></text:p>
      <text:p text:style-name="Preformatted_20_Text"><text:span text:style-name="Source_20_Text"><text:s text:c="4"/>use old formula</text:span></text:p>
      <text:p text:style-name="Preformatted_20_Text"><text:span text:style-name="Source_20_Text">else:</text:span></text:p>
      <text:p text:style-name="P1"><text:span text:style-name="Source_20_Text"><text:s text:c="4"/>use new formula</text:span></text:p>
      <text:p text:style-name="Text_20_body">Never assume latest.</text:p>
      <text:p text:style-name="Horizontal_20_Line"/>
      <text:h text:style-name="Heading_20_1" text:outline-level="1">🏛 ARCHIVE VERSION RECORD</text:h>
      <text:p text:style-name="Text_20_body">When academic year archived:</text:p>
      <text:p text:style-name="Text_20_body">Store in governance snapshot:</text:p>
      <text:p text:style-name="Preformatted_20_Text"><text:span text:style-name="Source_20_Text">{</text:span></text:p>
      <text:p text:style-name="Preformatted_20_Text"><text:span text:style-name="Source_20_Text"><text:s text:c="2"/>riskModelVersionUsed,</text:span></text:p>
      <text:p text:style-name="Preformatted_20_Text"><text:span text:style-name="Source_20_Text"><text:s text:c="2"/>calibrationVersionUsed,</text:span></text:p>
      <text:p text:style-name="Preformatted_20_Text"><text:span text:style-name="Source_20_Text"><text:s text:c="2"/>templateVersionRangeUsed</text:span></text:p>
      <text:p text:style-name="P1"><text:span text:style-name="Source_20_Text">}</text:span></text:p>
      <text:p text:style-name="Text_20_body">Guarantees future interpretability.</text:p>
      <text:p text:style-name="Horizontal_20_Line"/>
      <text:h text:style-name="Heading_20_1" text:outline-level="1">🧱 VERSION NAMING CONVENTION</text:h>
      <text:p text:style-name="Text_20_body">Use deterministic naming:</text:p>
      <table:table table:name="Table2" table:style-name="Table2">
        <table:table-column table:style-name="Table2.A"/>
        <table:table-column table:style-name="Table2.B"/>
        <table:table-header-rows>
          <text:soft-page-break/>
          <table:table-row>
            <table:table-cell table:style-name="Table2.A1" office:value-type="string">
              <text:p text:style-name="Table_20_Heading">Component</text:p>
            </table:table-cell>
            <table:table-cell table:style-name="Table2.A1" office:value-type="string">
              <text:p text:style-name="Table_20_Heading">Format</text:p>
            </table:table-cell>
          </table:table-row>
        </table:table-header-rows>
        <table:table-row>
          <table:table-cell table:style-name="Table2.A1" office:value-type="string">
            <text:p text:style-name="Table_20_Contents">Template</text:p>
          </table:table-cell>
          <table:table-cell table:style-name="Table2.A1" office:value-type="string">
            <text:p text:style-name="Table_20_Contents">temp_{id}_v{n}</text:p>
          </table:table-cell>
        </table:table-row>
        <table:table-row>
          <table:table-cell table:style-name="Table2.A1" office:value-type="string">
            <text:p text:style-name="Table_20_Contents">Question</text:p>
          </table:table-cell>
          <table:table-cell table:style-name="Table2.A1" office:value-type="string">
            <text:p text:style-name="Table_20_Contents">Q_{key}_v{n}</text:p>
          </table:table-cell>
        </table:table-row>
        <table:table-row>
          <table:table-cell table:style-name="Table2.A1" office:value-type="string">
            <text:p text:style-name="Table_20_Contents">Risk</text:p>
          </table:table-cell>
          <table:table-cell table:style-name="Table2.A1" office:value-type="string">
            <text:p text:style-name="Table_20_Contents">risk_v{n}</text:p>
          </table:table-cell>
        </table:table-row>
        <table:table-row>
          <table:table-cell table:style-name="Table2.A1" office:value-type="string">
            <text:p text:style-name="Table_20_Contents">Calibration</text:p>
          </table:table-cell>
          <table:table-cell table:style-name="Table2.A1" office:value-type="string">
            <text:p text:style-name="Table_20_Contents">cal_vYYYY_MM</text:p>
          </table:table-cell>
        </table:table-row>
        <table:table-row>
          <table:table-cell table:style-name="Table2.A1" office:value-type="string">
            <text:p text:style-name="Table_20_Contents">Feature</text:p>
          </table:table-cell>
          <table:table-cell table:style-name="Table2.A1" office:value-type="string">
            <text:p text:style-name="Table_20_Contents">feature_v{n}</text:p>
          </table:table-cell>
        </table:table-row>
      </table:table>
      <text:p text:style-name="Text_20_body">Never reuse version IDs.</text:p>
      <text:p text:style-name="Horizontal_20_Line"/>
      <text:h text:style-name="Heading_20_1" text:outline-level="1">🛡 IMMUTABILITY POLICY</text:h>
      <text:p text:style-name="Text_20_body">Once:</text:p>
      <text:list text:style-name="L28">
        <text:list-item>
          <text:p text:style-name="P30">Template assigned</text:p>
        </text:list-item>
        <text:list-item>
          <text:p text:style-name="P30">Session submitted</text:p>
        </text:list-item>
        <text:list-item>
          <text:p text:style-name="P30">Calibration live</text:p>
        </text:list-item>
        <text:list-item>
          <text:p text:style-name="P30">Risk model live</text:p>
        </text:list-item>
      </text:list>
      <text:p text:style-name="Text_20_body">Document must be marked:</text:p>
      <text:p text:style-name="Preformatted_20_Text"><text:span text:style-name="Source_20_Text">{</text:span></text:p>
      <text:p text:style-name="Preformatted_20_Text"><text:span text:style-name="Source_20_Text"><text:s text:c="2"/>immutable: true</text:span></text:p>
      <text:p text:style-name="P1"><text:span text:style-name="Source_20_Text">}</text:span></text:p>
      <text:p text:style-name="Text_20_body">Security rules must block edits.</text:p>
      <text:p text:style-name="Horizontal_20_Line"/>
      <text:h text:style-name="Heading_20_1" text:outline-level="1">📦 MIGRATION INTERACTION</text:h>
      <text:p text:style-name="Text_20_body">When schema evolves:</text:p>
      <text:list text:style-name="L29">
        <text:list-item>
          <text:p text:style-name="P31">Increment schemaVersion</text:p>
        </text:list-item>
        <text:list-item>
          <text:p text:style-name="P31">Do NOT change templateVersion</text:p>
        </text:list-item>
        <text:list-item>
          <text:p text:style-name="P31">Do NOT change riskModelVersion</text:p>
        </text:list-item>
        <text:list-item>
          <text:p text:style-name="P31">Only change schemaVersion</text:p>
        </text:list-item>
      </text:list>
      <text:p text:style-name="Text_20_body">Version dimensions must remain isolated.</text:p>
      <text:p text:style-name="Horizontal_20_Line"/>
      <text:h text:style-name="Heading_20_1" text:outline-level="1">🎯 FINAL SYSTEM-WIDE VERSIONING SUMMARY</text:h>
      <text:p text:style-name="Text_20_body">You now have:</text:p>
      <text:p text:style-name="Text_20_body"><text:soft-page-break/>✔ Template versioning<text:line-break/>✔ Question versioning<text:line-break/>✔ Risk model versioning<text:line-break/>✔ Calibration versioning<text:line-break/>✔ Feature flag versioning<text:line-break/>✔ Session snapshot reproducibility<text:line-break/>✔ Immutable historical records<text:line-break/>✔ Compatibility logic<text:line-break/>✔ Archive version storage<text:line-break/>✔ Version naming standard<text:line-break/>✔ Zero silent mutation</text:p>
      <text:p text:style-name="Text_20_body">This guarantees:</text:p>
      <text:list text:style-name="L30">
        <text:list-item>
          <text:p text:style-name="P32">Audit safety</text:p>
        </text:list-item>
        <text:list-item>
          <text:p text:style-name="P32">Scientific reproducibility</text:p>
        </text:list-item>
        <text:list-item>
          <text:p text:style-name="P32">Multi-year interpretability</text:p>
        </text:list-item>
        <text:list-item>
          <text:p text:style-name="P32">Safe product evolution</text:p>
        </text:list-item>
        <text:list-item>
          <text:p text:style-name="P32">Vendor control</text:p>
        </text:list-item>
      </text:list>
      <text:p text:style-name="Horizontal_20_Line"/>
      <text:p text:style-name="Text_20_body">At this stage, your system blueprint is now architecturally mature.</text:p>
      <text:p text:style-name="Text_20_body">Remaining backbone modules:</text:p>
      <text:p text:style-name="Text_20_body">📧 Email Queue &amp; Notification Architecture<text:line-break/>🔄 Full Cloud Function Trigger Map<text:line-break/>🛡 Monitoring &amp; Logging Architecture<text:line-break/>💳 Payment &amp; Subscription Automation<text:line-break/>🚀 DevOps &amp; Deployment Architecture</text:p>
      <text:p text:style-name="Text_20_body">Which one do we lock next?</text:p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10:08:39.402852032</meta:creation-date>
    <dc:date>2026-03-02T11:49:05.055489235</dc:date>
    <meta:editing-duration>PT26M12S</meta:editing-duration>
    <meta:editing-cycles>13</meta:editing-cycles>
    <meta:generator>LibreOffice/24.2.7.2$Linux_X86_64 LibreOffice_project/420$Build-2</meta:generator>
    <meta:document-statistic meta:table-count="2" meta:image-count="0" meta:object-count="0" meta:page-count="9" meta:paragraph-count="257" meta:word-count="721" meta:character-count="5292" meta:non-whitespace-character-count="4772"/>
  </office:meta>
</office:document-meta>
</file>